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3cm" draw:fill-color="#0078aa"/>
    </style:style>
    <style:style style:name="gr2" style:family="graphic" style:parent-style-name="standard">
      <style:graphic-properties svg:stroke-width="0.001cm" svg:stroke-color="#aae6ff" draw:fill="none" draw:fill-color="#ffffff" fo:padding-top="-0.049cm" fo:padding-bottom="-0.049cm" fo:padding-left="-0.049cm" fo:padding-right="-0.049cm"/>
    </style:style>
    <style:style style:name="gr3" style:family="graphic" style:parent-style-name="standard">
      <style:graphic-properties draw:stroke="none" svg:stroke-width="0.001cm" draw:fill-color="#0078aa"/>
    </style:style>
    <style:style style:name="gr4" style:family="graphic" style:parent-style-name="standard">
      <style:graphic-properties draw:stroke="none" svg:stroke-width="0.001cm" draw:fill-color="#00b4ff"/>
    </style:style>
    <style:style style:name="gr5" style:family="graphic" style:parent-style-name="standard">
      <style:graphic-properties draw:stroke="none" svg:stroke-width="0.001cm" draw:fill-color="#005a80"/>
    </style:style>
    <style:style style:name="gr6" style:family="graphic" style:parent-style-name="standard">
      <style:graphic-properties draw:stroke="none" svg:stroke-width="0.001cm" draw:fill-color="#000000"/>
    </style:style>
    <style:style style:name="gr7" style:family="graphic" style:parent-style-name="standard">
      <style:graphic-properties draw:stroke="none" svg:stroke-width="0.001cm" draw:fill-color="#ffffff"/>
    </style:style>
  </office:automatic-styles>
  <office:body>
    <office:drawing>
      <draw:page draw:name="page1" draw:style-name="dp1" draw:master-page-name="Default">
        <draw:g>
          <draw:glue-point draw:id="4" svg:x="0.001cm" svg:y="-5cm"/>
          <draw:glue-point draw:id="5" svg:x="0.008cm" svg:y="5cm"/>
          <draw:glue-point draw:id="6" svg:x="-5cm" svg:y="0cm"/>
          <draw:glue-point draw:id="7" svg:x="5cm" svg:y="0.036cm"/>
          <draw:glue-point draw:id="8" svg:x="0.002cm" svg:y="0.009cm"/>
          <draw:polygon draw:style-name="gr1" draw:layer="layout" svg:width="3.348cm" svg:height="1.159cm" svg:x="0.013cm" svg:y="0.841cm" svg:viewBox="0 0 3349 1160" draw:points="3349,579 3347,551 3340,521 3330,492 3314,463 3295,434 3272,406 3243,377 3214,350 3177,324 3138,297 3096,272 3049,247 2998,224 2945,201 2887,179 2828,159 2764,139 2699,120 2630,104 2559,86 2487,71 2411,59 2334,46 2255,35 2175,25 2094,18 2011,11 1927,6 1844,2 1758,0 1674,0 1590,0 1504,2 1421,6 1337,11 1254,18 1173,25 1093,35 1014,46 937,59 861,71 789,86 718,104 649,120 584,139 520,159 460,179 404,201 350,224 299,247 252,272 210,297 171,324 134,350 104,377 76,406 53,434 34,463 18,492 8,521 1,551 0,579 1,608 8,638 18,666 34,695 53,724 76,752 104,781 134,808 171,835 210,861 252,886 299,911 350,934 404,957 460,979 520,999 584,1020 649,1039 718,1054 789,1072 861,1087 937,1099 1014,1112 1093,1123 1173,1133 1254,1140 1337,1147 1421,1152 1504,1156 1590,1158 1674,1160 1758,1158 1844,1156 1927,1152 2011,1147 2094,1140 2175,1133 2255,1123 2334,1112 2411,1099 2487,1087 2559,1072 2630,1054 2699,1039 2764,1020 2828,999 2887,979 2945,957 2998,934 3049,911 3096,886 3138,861 3177,835 3214,808 3243,781 3272,752 3295,724 3314,695 3330,666 3340,638 3347,608">
            <text:p/>
          </draw:polygon>
          <draw:polygon draw:style-name="gr2" draw:layer="layout" svg:width="3.343cm" svg:height="1.152cm" svg:x="0.013cm" svg:y="0.841cm" svg:viewBox="0 0 3344 1153" draw:points="3344,576 3344,562 3342,547 3339,533 3335,518 3331,504 3324,490 3319,476 3310,462 3301,447 3291,434 3281,420 3269,406 3256,392 3243,378 3228,365 3212,350 3195,338 3178,324 3159,314 3140,300 3120,287 3098,275 3076,262 3053,251 3029,239 3005,227 2979,216 2952,205 2925,194 2897,183 2868,172 2839,163 2808,153 2778,143 2746,134 2714,124 2681,115 2647,108 2612,99 2579,90 2542,83 2507,76 2471,69 2433,63 2395,55 2358,50 2320,44 2282,38 2243,34 2204,29 2163,25 2125,21 2084,16 2043,13 2003,11 1962,8 1921,5 1879,4 1839,2 1797,0 1754,0 1714,0 1672,0 1629,0 1588,0 1546,0 1504,2 1464,4 1423,5 1381,8 1340,11 1299,13 1259,16 1218,21 1178,25 1139,29 1098,34 1061,38 1021,44 984,50 946,55 908,63 872,69 835,76 799,83 764,90 729,99 694,108 662,115 629,124 597,134 565,143 535,153 504,163 475,172 446,183 418,194 390,205 364,216 340,227 315,239 290,251 267,262 245,275 223,287 203,300 184,314 165,324 148,338 130,350 116,365 100,378 87,392 73,406 62,420 52,434 42,447 33,462 26,476 18,490 12,504 8,518 4,533 2,547 0,562 0,576 0,589 2,604 4,618 8,633 12,647 18,662 26,675 33,690 42,705 52,718 62,732 73,746 87,759 100,772 116,787 130,800 148,814 165,827 184,839 203,851 223,865 245,877 267,889 290,901 315,912 340,924 364,936 390,947 418,958 446,968 475,979 504,989 535,998 565,1008 597,1019 629,1027 662,1036 694,1045 729,1052 764,1060 799,1068 835,1076 872,1083 908,1090 946,1096 984,1101 1021,1107 1061,1112 1098,1117 1139,1123 1178,1127 1218,1131 1259,1135 1299,1138 1340,1142 1381,1144 1423,1147 1464,1147 1504,1149 1546,1151 1588,1153 1629,1153 1672,1153 1714,1153 1754,1153 1797,1151 1839,1149 1879,1147 1921,1147 1962,1144 2003,1142 2043,1138 2084,1135 2125,1131 2163,1127 2204,1123 2243,1117 2282,1112 2320,1107 2358,1101 2395,1096 2433,1090 2471,1083 2507,1076 2542,1068 2579,1060 2612,1052 2647,1045 2681,1036 2714,1027 2746,1019 2778,1008 2808,998 2839,989 2868,979 2897,968 2925,958 2952,947 2979,936 3005,924 3029,912 3053,901 3076,889 3098,877 3120,865 3140,851 3159,839 3178,827 3195,814 3212,800 3228,787 3243,772 3256,759 3269,746 3281,732 3291,718 3301,705 3310,690 3319,675 3324,662 3331,647 3335,633 3339,618 3342,604 3344,589">
            <text:p/>
          </draw:polygon>
          <draw:polygon draw:style-name="gr3" draw:layer="layout" svg:width="3.356cm" svg:height="0.821cm" svg:x="0.007cm" svg:y="0.609cm" svg:viewBox="0 0 3357 822" draw:points="0,0 3357,0 3357,822 0,822">
            <text:p/>
          </draw:polygon>
          <draw:line draw:style-name="gr2" draw:layer="layout" svg:x1="0.007cm" svg:y1="0.59cm" svg:x2="0.007cm" svg:y2="1.424cm">
            <text:p/>
          </draw:line>
          <draw:line draw:style-name="gr2" draw:layer="layout" svg:x1="3.37cm" svg:y1="0.628cm" svg:x2="3.362cm" svg:y2="1.405cm">
            <text:p/>
          </draw:line>
          <draw:polygon draw:style-name="gr4" draw:layer="layout" svg:width="3.348cm" svg:height="1.198cm" svg:x="0.013cm" svg:y="0cm" svg:viewBox="0 0 3349 1199" draw:points="3349,599 3347,568 3340,537 3330,508 3314,478 3295,449 3272,420 3243,391 3214,363 3177,335 3138,307 3096,282 3049,257 2998,232 2945,209 2887,185 2828,164 2764,143 2699,124 2630,107 2559,89 2487,75 2411,61 2334,47 2255,37 2175,27 2094,18 2011,11 1927,7 1844,2 1758,1 1674,0 1590,1 1504,2 1421,7 1337,11 1254,18 1173,27 1093,37 1014,47 937,61 861,75 789,89 718,107 649,124 584,143 520,164 460,185 404,209 350,232 299,257 252,282 210,307 171,335 134,363 104,391 76,420 53,449 34,478 18,508 8,537 1,568 0,599 1,629 8,660 18,689 34,719 53,748 76,778 104,806 134,834 171,862 210,890 252,916 299,940 350,965 404,989 460,1012 520,1033 584,1054 649,1073 718,1091 789,1108 861,1122 937,1137 1014,1150 1093,1160 1173,1171 1254,1179 1337,1186 1421,1191 1504,1195 1590,1197 1674,1199 1758,1197 1844,1195 1927,1191 2011,1186 2094,1179 2175,1171 2255,1160 2334,1150 2411,1137 2487,1122 2559,1108 2630,1091 2699,1073 2764,1054 2828,1033 2887,1012 2945,989 2998,965 3049,940 3096,916 3138,890 3177,862 3214,834 3243,806 3272,778 3295,748 3314,719 3330,689 3340,660 3347,629">
            <text:p/>
          </draw:polygon>
          <draw:polygon draw:style-name="gr2" draw:layer="layout" svg:width="3.343cm" svg:height="1.191cm" svg:x="0.013cm" svg:y="0cm" svg:viewBox="0 0 3344 1192" draw:points="3344,595 3344,581 3342,567 3339,552 3335,536 3331,522 3324,507 3319,493 3310,478 3301,463 3291,448 3281,434 3269,420 3256,406 3243,392 3228,377 3212,364 3195,352 3178,337 3159,324 3140,311 3120,297 3098,284 3076,272 3053,260 3029,248 3005,236 2979,225 2952,213 2925,201 2897,190 2868,180 2839,170 2808,159 2778,149 2746,139 2714,130 2681,120 2647,111 2612,103 2579,95 2542,87 2507,79 2471,72 2433,65 2395,59 2358,52 2320,46 2282,40 2243,36 2204,30 2163,25 2125,21 2084,18 2043,14 2003,11 1962,8 1921,7 1879,4 1839,2 1797,1 1754,1 1714,0 1672,0 1629,0 1588,1 1546,1 1504,2 1464,4 1423,7 1381,8 1340,11 1299,14 1259,18 1218,21 1178,25 1139,30 1098,36 1061,40 1021,46 984,52 946,59 908,65 872,72 835,79 799,87 764,95 729,103 694,111 662,120 629,130 597,139 565,149 535,159 504,170 475,180 446,190 418,201 390,213 364,225 340,236 315,248 290,260 267,272 245,284 223,297 203,311 184,324 165,337 148,352 130,364 116,377 100,392 87,406 73,420 62,434 52,448 42,463 33,478 26,493 18,507 12,522 8,536 4,552 2,567 0,581 0,595 0,610 2,627 4,641 8,656 12,670 18,684 26,699 33,715 42,729 52,743 62,757 73,771 87,786 100,800 116,814 130,828 148,841 165,854 184,867 203,881 223,894 245,907 267,920 290,931 315,945 340,956 364,968 390,980 418,991 446,1001 475,1011 504,1024 535,1033 565,1043 597,1052 629,1063 662,1071 694,1080 729,1088 764,1098 799,1105 835,1112 872,1120 908,1127 946,1134 984,1140 1021,1145 1061,1151 1098,1157 1139,1162 1178,1165 1218,1170 1259,1175 1299,1178 1340,1180 1381,1183 1423,1186 1464,1187 1504,1189 1546,1191 1588,1192 1629,1192 1672,1192 1714,1192 1754,1192 1797,1191 1839,1189 1879,1187 1921,1186 1962,1183 2003,1180 2043,1178 2084,1175 2125,1170 2163,1165 2204,1162 2243,1157 2282,1151 2320,1145 2358,1140 2395,1134 2433,1127 2471,1120 2507,1112 2542,1105 2579,1098 2612,1088 2647,1080 2681,1071 2714,1063 2746,1052 2778,1043 2808,1033 2839,1024 2868,1011 2897,1001 2925,991 2952,980 2979,968 3005,956 3029,945 3053,931 3076,920 3098,907 3120,894 3140,881 3159,867 3178,854 3195,841 3212,828 3228,814 3243,800 3256,786 3269,771 3281,757 3291,743 3301,729 3310,715 3319,699 3324,684 3331,670 3335,656 3339,641 3342,627 3344,610">
            <text:p/>
          </draw:polygon>
          <draw:polygon draw:style-name="gr5" draw:layer="layout" svg:width="2.984cm" svg:height="0.366cm" svg:x="0.154cm" svg:y="0.096cm" svg:viewBox="0 0 2985 367" draw:points="0,263 141,186 300,103 507,39 588,0 633,0 671,0 690,20 711,39 735,63 774,103 793,122 838,167 896,186 934,205 998,205 1037,205 1102,205 1140,186 1184,167 1222,122 1288,84 1370,20 1429,0 1493,0 1549,0 1613,0 1672,20 1736,63 1799,103 1858,140 1921,186 1980,205 2061,205 2125,205 2183,186 2247,167 2305,122 2350,84 2388,39 2452,20 2491,20 2535,20 2612,63 2697,84 2760,103 2843,140 2901,167 2939,186 2985,205 2817,167 2715,167 2657,167 2574,186 2510,205 2452,245 2388,289 2330,308 2266,327 2165,346 2061,367 1980,346 1902,346 1858,308 1820,289 1775,245 1736,205 1672,186 1613,167 1530,167 1473,167 1408,186 1370,205 1306,245 1243,289 1184,327 1121,346 1062,367 960,367 857,367 793,327 755,308 690,263 652,225 607,205 551,167 448,167 385,167 300,167 263,167 199,186 122,205">
            <text:p/>
          </draw:polygon>
          <draw:polygon draw:style-name="gr5" draw:layer="layout" svg:width="3.336cm" svg:height="0.385cm" svg:x="0.007cm" svg:y="0.385cm" svg:viewBox="0 0 3337 386" draw:points="18,123 0,160 0,205 0,224 0,264 18,307 18,328 102,283 166,244 205,224 250,205 306,205 370,180 447,180 532,180 577,180 634,205 679,224 717,224 754,264 799,283 882,328 921,366 1004,386 1108,386 1185,386 1249,386 1287,386 1350,366 1390,328 1435,283 1472,244 1555,205 1620,180 1716,205 1781,205 1819,224 1864,264 1922,307 1967,328 2005,347 2087,386 2189,386 2253,386 2330,366 2432,328 2477,307 2535,283 2599,244 2657,224 2721,205 2804,180 2889,180 2964,180 3009,180 3067,205 3131,224 3189,224 3323,302 3330,224 3337,160 3272,123 3189,77 3112,57 3009,19 2945,19 2889,19 2823,38 2759,57 2702,77 2638,102 2554,141 2497,160 2413,205 2330,224 2253,244 2189,244 2127,224 2087,224 2023,205 1986,160 1946,123 1901,77 1845,57 1800,38 1760,19 1716,19 1659,0 1620,19 1576,19 1536,38 1491,57 1453,102 1390,160 1331,205 1287,224 1249,224 1185,244 1127,244 1081,244 1023,224 985,205 921,160 858,123 799,102 754,57 717,38 679,19 615,0 532,0 474,0 410,0 346,19 306,19 269,38 205,57 166,57 122,77 102,102 64,102">
            <text:p/>
          </draw:polygon>
          <draw:polygon draw:style-name="gr5" draw:layer="layout" svg:width="3.067cm" svg:height="0.383cm" svg:x="0.173cm" svg:y="0.712cm" svg:viewBox="0 0 3068 384" draw:points="1511,0 1550,0 1614,0 1652,18 1678,37 1716,57 1755,82 1780,120 1819,141 1838,159 1883,186 1902,205 1942,205 1985,224 2023,224 2061,224 2125,205 2163,205 2208,186 2266,159 2331,120 2368,101 2413,82 2452,37 2490,18 2555,0 2619,0 2657,0 2696,0 2760,0 2824,18 2881,18 2945,37 2984,57 3022,82 3068,101 3003,141 2920,205 2881,186 2843,159 2798,141 2740,141 2677,141 2619,141 2574,159 2516,186 2472,205 2413,242 2368,288 2311,325 2227,346 2145,365 2061,365 2004,384 1942,365 1883,346 1838,325 1800,306 1755,261 1735,224 1697,205 1652,186 1614,186 1550,186 1492,186 1428,186 1370,205 1325,224 1287,242 1269,261 1223,306 1184,346 1120,365 1082,384 1018,384 960,384 896,384 838,365 793,365 755,325 691,288 652,242 614,224 550,205 512,186 448,186 385,186 307,186 244,186 204,205 180,205 161,224 161,242 84,205 38,159 0,141 57,82 140,37 204,18 281,0 347,0 429,0 467,18 512,18 569,37 614,57 652,101 691,120 755,159 819,205 877,224 960,224 1018,224 1101,205 1146,186 1184,159 1223,141 1269,101 1306,57 1370,18 1410,0 1473,0">
            <text:p/>
          </draw:polygon>
          <draw:polygon draw:style-name="gr6" draw:layer="layout" svg:width="1.062cm" svg:height="0.365cm" svg:x="1.704cm" svg:y="0.18cm" svg:viewBox="0 0 1063 366" draw:points="0,283 249,366 801,141 1063,205 942,0 249,0 530,56">
            <text:p/>
          </draw:polygon>
          <draw:polygon draw:style-name="gr6" draw:layer="layout" svg:width="1.062cm" svg:height="0.391cm" svg:x="0.539cm" svg:y="0.609cm" svg:viewBox="0 0 1063 392" draw:points="1063,82 837,0 267,245 0,186 146,392 818,392 530,309">
            <text:p/>
          </draw:polygon>
          <draw:polygon draw:style-name="gr6" draw:layer="layout" svg:width="1.063cm" svg:height="0.366cm" svg:x="0.603cm" svg:y="0.159cm" svg:viewBox="0 0 1064 367" draw:points="0,77 241,0 794,244 1064,161 922,367 241,367 531,303">
            <text:p/>
          </draw:polygon>
          <draw:polygon draw:style-name="gr6" draw:layer="layout" svg:width="1.062cm" svg:height="0.37cm" svg:x="1.685cm" svg:y="0.648cm" svg:viewBox="0 0 1063 371" draw:points="1063,288 820,371 244,146 0,205 122,0 820,0 530,64">
            <text:p/>
          </draw:polygon>
          <draw:polygon draw:style-name="gr7" draw:layer="layout" svg:width="1.068cm" svg:height="0.365cm" svg:x="1.724cm" svg:y="0.199cm" svg:viewBox="0 0 1069 366" draw:points="0,288 250,366 799,141 1069,204 940,0 250,0 536,63">
            <text:p/>
          </draw:polygon>
          <draw:polygon draw:style-name="gr7" draw:layer="layout" svg:width="1.068cm" svg:height="0.39cm" svg:x="0.558cm" svg:y="0.628cm" svg:viewBox="0 0 1069 391" draw:points="1069,84 839,0 267,244 0,185 146,391 818,391 530,308">
            <text:p/>
          </draw:polygon>
          <draw:polygon draw:style-name="gr7" draw:layer="layout" svg:width="1.063cm" svg:height="0.365cm" svg:x="0.622cm" svg:y="0.18cm" svg:viewBox="0 0 1064 366" draw:points="0,82 243,0 800,244 1064,161 922,366 243,366 531,308">
            <text:p/>
          </draw:polygon>
          <draw:polygon draw:style-name="gr7" draw:layer="layout" svg:width="1.081cm" svg:height="0.371cm" svg:x="1.685cm" svg:y="0.667cm" svg:viewBox="0 0 1082 372" draw:points="1082,288 838,372 268,147 0,205 141,0 820,0 549,64">
            <text:p/>
          </draw:polygon>
          <draw:polygon draw:style-name="gr2" draw:layer="layout" svg:width="3.343cm" svg:height="1.191cm" svg:x="0cm" svg:y="0cm" svg:viewBox="0 0 3344 1192" draw:points="3344,595 3344,581 3342,567 3339,552 3336,536 3330,522 3324,507 3318,493 3310,478 3301,463 3292,448 3281,434 3269,420 3256,406 3243,392 3228,377 3212,364 3195,352 3177,337 3159,324 3140,311 3119,297 3098,284 3076,272 3053,260 3029,248 3004,236 2978,225 2952,213 2924,201 2897,190 2868,180 2839,170 2808,159 2778,149 2746,139 2714,130 2680,120 2647,111 2614,103 2579,95 2542,87 2507,79 2471,72 2433,65 2397,59 2359,52 2320,46 2282,40 2243,36 2204,30 2164,25 2125,21 2084,18 2044,14 2003,11 1962,8 1922,7 1880,4 1838,2 1796,1 1756,1 1714,0 1671,0 1631,0 1589,1 1547,1 1506,2 1463,4 1423,7 1381,8 1340,11 1299,14 1259,18 1219,21 1179,25 1139,30 1100,36 1061,40 1022,46 984,52 946,59 908,65 872,72 836,79 799,87 764,95 729,103 696,111 663,120 630,130 597,139 567,149 535,159 506,170 475,180 447,190 419,201 392,213 365,225 340,236 315,248 290,260 267,272 245,284 224,297 203,311 184,324 165,337 148,352 132,364 116,377 102,392 87,406 74,420 62,434 52,448 42,463 33,478 26,493 18,507 13,522 8,536 4,552 3,567 1,581 0,595 1,610 3,627 4,641 8,656 13,670 18,684 26,699 33,715 42,729 52,743 62,757 74,771 87,786 102,800 116,814 132,828 148,841 165,854 184,867 203,881 224,894 245,907 267,920 290,931 315,945 340,956 365,968 392,980 419,991 447,1001 475,1011 506,1024 535,1033 567,1043 597,1052 630,1063 663,1071 696,1080 729,1088 764,1098 799,1105 836,1112 872,1120 908,1127 946,1134 984,1140 1022,1145 1061,1151 1100,1157 1139,1162 1179,1165 1219,1170 1259,1175 1299,1178 1340,1180 1381,1183 1423,1186 1463,1187 1506,1189 1547,1191 1589,1192 1631,1192 1671,1192 1714,1192 1756,1192 1796,1191 1838,1189 1880,1187 1922,1186 1962,1183 2003,1180 2044,1178 2084,1175 2125,1170 2164,1165 2204,1162 2243,1157 2282,1151 2320,1145 2359,1140 2397,1134 2433,1127 2471,1120 2507,1112 2542,1105 2579,1098 2614,1088 2647,1080 2680,1071 2714,1063 2746,1052 2778,1043 2808,1033 2839,1024 2868,1011 2897,1001 2924,991 2952,980 2978,968 3004,956 3029,945 3053,931 3076,920 3098,907 3119,894 3140,881 3159,867 3177,854 3195,841 3212,828 3228,814 3243,800 3256,786 3269,771 3281,757 3292,743 3301,729 3310,715 3318,699 3324,684 3330,670 3336,656 3339,641 3342,627 3344,610">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NetFlow router</dc:title>
    <meta:creation-date>2011-02-07T16:34:31</meta:creation-date>
    <meta:editing-duration>P0D</meta:editing-duration>
    <meta:editing-cycles>1</meta:editing-cycles>
    <meta:document-statistic meta:object-count="20"/>
    <meta:generator>OpenOffice.org/3.3$Linux OpenOffice.org_project/330m20$Build-9567</meta:generator>
  </office:meta>
</office:document-meta>
</file>